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2bfd0" officeooo:paragraph-rsid="0022bfd0"/>
    </style:style>
    <style:style style:name="P2" style:family="paragraph" style:parent-style-name="Text_20_body">
      <style:paragraph-properties fo:text-align="start" style:justify-single-word="false"/>
      <style:text-properties officeooo:paragraph-rsid="0022bfd0"/>
    </style:style>
    <style:style style:name="T1" style:family="text">
      <style:text-properties officeooo:rsid="0022bfd0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n’t Worry About Me</text:h>
      <text:h text:style-name="Heading_20_2" text:outline-level="2">G#m D# E F#</text:h>
      <text:p text:style-name="P2">Don't worry 'bout me</text:p>
      <text:p text:style-name="P2">Don't worry 'bout me</text:p>
      <text:p text:style-name="P2">Oh oh oh</text:p>
      <text:p text:style-name="P2">(2 times)</text:p>
      <text:p text:style-name="P2"/>
      <text:h text:style-name="Heading_20_2" text:outline-level="2">B <text:s text:c="4"/><text:span text:style-name="T2">d d# f# b</text:span> F# <text:s text:c="6"/><text:span text:style-name="T1">G#</text:span></text:h>
      <text:p text:style-name="P2">I want you baby, but you always lie</text:p>
      <text:p text:style-name="P2">Always complaining or contemplating suicide</text:p>
      <text:p text:style-name="P2">I want you baby but you don't even try</text:p>
      <text:p text:style-name="P2">Always complaining said a bye baby bye bye bye</text:p>
      <text:p text:style-name="P2"/>
      <text:p text:style-name="P2">Don't worry 'bout me (4 times)</text:p>
      <text:p text:style-name="P2"/>
      <text:p text:style-name="P2">When I saw you I knew that I wanted ya</text:p>
      <text:p text:style-name="P2">But you're the kinda girl that you just can't get through to</text:p>
      <text:p text:style-name="P2">Standin' by the corner in a mini skirt</text:p>
      <text:p text:style-name="P2">You're the kinda girl that ya just can't forget</text:p>
      <text:p text:style-name="P2">Now I'm sittin' here sad and blue</text:p>
      <text:p text:style-name="P2">Thinkin' 'bout all that we been through</text:p>
      <text:p text:style-name="P2">I gotta get away</text:p>
      <text:p text:style-name="P2"/>
      <text:p text:style-name="P2">Don't worry 'bout me (4 times)</text:p>
      <text:p text:style-name="P2"/>
      <text:p text:style-name="P2">I want you baby, but you always lie</text:p>
      <text:p text:style-name="P2">Always complaining you make the tears fall from my eyes</text:p>
      <text:p text:style-name="P2">I want you baby but you don't even try</text:p>
      <text:p text:style-name="P2">Always complaining said a bye baby bye bye bye</text:p>
      <text:p text:style-name="P2"/>
      <text:p text:style-name="P2">Don't worry 'bout me (4 time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06:44:36.633525134</meta:creation-date>
    <dc:title>SongSheet</dc:title>
    <meta:editing-cycles>3</meta:editing-cycles>
    <meta:generator>LibreOffice/7.6.4.1$MacOSX_AARCH64 LibreOffice_project/e19e193f88cd6c0525a17fb7a176ed8e6a3e2aa1</meta:generator>
    <meta:editing-duration>PT15M11S</meta:editing-duration>
    <dc:date>2025-04-19T06:59:47.875541950</dc:date>
    <meta:print-date>2025-04-19T06:47:41.765751452</meta:print-date>
    <meta:document-statistic meta:table-count="0" meta:image-count="0" meta:object-count="0" meta:page-count="1" meta:paragraph-count="25" meta:word-count="170" meta:character-count="812" meta:non-whitespace-character-count="657"/>
    <meta:template xlink:type="simple" xlink:actuate="onRequest" xlink:title="SongSheet" xlink:href="../../../../Library/Application%20Support/LibreOffice/4/user/template/SongSheet.ott" meta:date="2025-04-19T06:44:36.477383111"/>
  </office:meta>
</office:document-meta>
</file>